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color="#000000" fo:background-color="#ffffff"/>
    </style:style>
    <style:style style:name="P2" style:family="paragraph" style:parent-style-name="Header">
      <style:text-properties officeooo:rsid="00057bcf" officeooo:paragraph-rsid="0014b642"/>
    </style:style>
    <style:style style:name="P3" style:family="paragraph" style:parent-style-name="Header">
      <style:text-properties officeooo:paragraph-rsid="0014b642"/>
    </style:style>
    <style:style style:name="P4" style:family="paragraph" style:parent-style-name="Header">
      <style:text-properties officeooo:rsid="0014b642" officeooo:paragraph-rsid="0014b642"/>
    </style:style>
    <style:style style:name="P5" style:family="paragraph" style:parent-style-name="Heading_20_1">
      <style:text-properties officeooo:rsid="0015655b" officeooo:paragraph-rsid="0015655b"/>
    </style:style>
    <style:style style:name="P6" style:family="paragraph" style:parent-style-name="Heading_20_2">
      <style:text-properties officeooo:rsid="0015655b" officeooo:paragraph-rsid="0015655b"/>
    </style:style>
    <style:style style:name="P7" style:family="paragraph" style:parent-style-name="Standard">
      <style:paragraph-properties fo:text-align="center" style:justify-single-word="false"/>
      <style:text-properties fo:font-weight="bold" officeooo:rsid="0015655b" officeooo:paragraph-rsid="0015655b" style:font-weight-asian="bold" style:font-weight-complex="bold"/>
    </style:style>
    <style:style style:name="P8" style:family="paragraph" style:parent-style-name="Standard">
      <style:paragraph-properties fo:text-align="center" style:justify-single-word="false"/>
      <style:text-properties fo:font-size="18pt" fo:font-weight="bold" officeooo:rsid="0015655b" officeooo:paragraph-rsid="0015655b"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2pt" fo:font-weight="normal" officeooo:rsid="0015655b" officeooo:paragraph-rsid="0015655b" style:font-size-asian="10.5pt" style:font-weight-asian="normal" style:font-size-complex="12pt" style:font-weight-complex="normal"/>
    </style:style>
    <style:style style:name="P10" style:family="paragraph" style:parent-style-name="Text_20_body">
      <style:text-properties officeooo:paragraph-rsid="0015655b"/>
    </style:style>
    <style:style style:name="P11" style:family="paragraph" style:parent-style-name="Text_20_body">
      <style:text-properties officeooo:paragraph-rsid="0016f3ac"/>
    </style:style>
    <style:style style:name="T1" style:family="text">
      <style:text-properties fo:font-style="italic" style:font-style-asian="italic" style:font-style-complex="italic"/>
    </style:style>
    <style:style style:name="T2" style:family="text">
      <style:text-properties fo:font-style="italic" officeooo:rsid="00057bcf" style:font-style-asian="italic" style:font-style-complex="italic"/>
    </style:style>
    <style:style style:name="T3" style:family="text">
      <style:text-properties officeooo:rsid="0016f3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Documentation </text:p>
      <text:p text:style-name="P8">Technique</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5" text:outline-level="1"><text:soft-page-break/>Vue d’Ensemble :</text:h>
      <text:p text:style-name="Text_20_body"/>
      <text:p text:style-name="P11"><text:tab/><text:span text:style-name="T3">Le premier des micros-jeux, se nommera « bois-moi si tu peux ». </text:span></text:p>
      <text:p text:style-name="P11"><text:span text:style-name="T3"><text:tab/>Dans ce jeu, le joueur contrôlera un pirate qui devra récupérer le plus de bières possibles en 10 secondes. Il devra également éviter les verres d’eau mais les bouteilles de Rhums servirons de bonus pour le score final du jeu.</text:span></text:p>
      <text:h text:style-name="P5" text:outline-level="1">Gameplay :</text:h>
      <text:p text:style-name="P10"/>
      <text:h text:style-name="P6" text:outline-level="2">Mécaniques de jeu :</text:h>
      <text:p text:style-name="P10"/>
      <text:p text:style-name="P10"><text:tab/><text:span text:style-name="T3">Dans ce jeu, la mécanique prédominante est une mécanique de collecte. Le joueur devra, pendant le jeu, collecter des verres de bières qui augmenterons le score du joueur. Collecter des bouteilles de Rhum augmente de manière plus significative que les bières. Cependant parmi ces items, il se trouvera des verres d’eau, qui pénaliserons le score du joueur.</text:span></text:p>
      <text:p text:style-name="P10"/>
      <text:h text:style-name="P6" text:outline-level="2">Dynamique de jeu :</text:h>
      <text:p text:style-name="P10"/>
      <text:p text:style-name="P10"/>
      <text:p text:style-name="P10"/>
      <text:h text:style-name="P5" text:outline-level="1">Look &amp; Feel :</text:h>
      <text:p text:style-name="P10"/>
      <text:p text:style-name="P10"/>
      <text:p text:style-name="P10"/>
      <text:h text:style-name="Heading_20_1" text:outline-level="1">Données :</text:h>
      <text:p text:style-name="Text_20_body"/>
      <text:h text:style-name="P6" text:outline-level="2"><text:soft-page-break/>Paramètres de jeu :</text:h>
      <text:p text:style-name="P10"/>
      <text:p text:style-name="P10"/>
      <text:h text:style-name="P6" text:outline-level="2">Fonctions et Variables :</text:h>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15%" fo:font-style="italic"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7bcf" officeooo:paragraph-rsid="0014b642"/>
    </style:style>
    <style:style style:name="MP2" style:family="paragraph" style:parent-style-name="Header">
      <style:text-properties officeooo:rsid="0014b642" officeooo:paragraph-rsid="0014b642"/>
    </style:style>
    <style:style style:name="MP3" style:family="paragraph" style:parent-style-name="Header">
      <style:text-properties officeooo:paragraph-rsid="0014b642"/>
    </style:style>
    <style:style style:name="MP4" style:family="paragraph" style:parent-style-name="Footer">
      <style:text-properties fo:color="#000000" fo:background-color="#ffffff"/>
    </style:style>
    <style:style style:name="MT1" style:family="text">
      <style:text-properties fo:font-style="italic" style:font-style-asian="italic" style:font-style-complex="italic"/>
    </style:style>
    <style:style style:name="MT2" style:family="text">
      <style:text-properties fo:font-style="italic" officeooo:rsid="00057bcf"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Colin</text:p>
        <text:p text:style-name="MP1">Jules</text:p>
        <text:p text:style-name="MP1">B1GDB</text:p>
        <text:p text:style-name="MP2"><text:span text:style-name="MT1">The Pirate Bay</text:span>, jeu 1, « <text:span text:style-name="MT1">bois-moi si tu peux »</text:span></text:p>
        <text:p text:style-name="MP3"><text:span text:style-name="MT2">Projet de production Bachelor 1 Game Design, ETPA Rennes 2019-2020</text:span></text:p>
      </style:header>
      <style:footer>
        <text:p text:style-name="MP4"><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9T21:19:13.515000000</meta:creation-date>
    <meta:generator>LibreOffice/6.4.2.2$Windows_X86_64 LibreOffice_project/4e471d8c02c9c90f512f7f9ead8875b57fcb1ec3</meta:generator>
    <dc:date>2020-05-29T22:22:03.371000000</dc:date>
    <meta:editing-duration>PT50M16S</meta:editing-duration>
    <meta:editing-cycles>3</meta:editing-cycles>
    <meta:document-statistic meta:table-count="0" meta:image-count="0" meta:object-count="0" meta:page-count="4" meta:paragraph-count="19" meta:word-count="163" meta:character-count="927" meta:non-whitespace-character-count="778"/>
  </office:meta>
</office:document-meta>
</file>